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6ba8"/>
    </style:style>
    <style:style style:name="P2" style:family="paragraph" style:parent-style-name="Standard">
      <style:paragraph-properties fo:text-align="center" style:justify-single-word="false"/>
      <style:text-properties officeooo:paragraph-rsid="00146ba8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46ba8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6ba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46ba8"/>
    </style:style>
    <style:style style:name="T1" style:family="text">
      <style:text-properties style:text-position="super 58%"/>
    </style:style>
    <style:style style:name="T2" style:family="text">
      <style:text-properties officeooo:rsid="000c36a8"/>
    </style:style>
    <style:style style:name="T3" style:family="text">
      <style:text-properties officeooo:rsid="0014f7db"/>
    </style:style>
    <style:style style:name="T4" style:family="text">
      <style:text-properties officeooo:rsid="0015e0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3">#</text:span><text:variable-set text:name="Assignment" office:value-type="float" office:value="2.05" style:data-style-name="N0">2.05</text:variable-set>: Gravity and Vertical Motion</text:p>
      <text:list xml:id="list611901569796692870" text:style-name="L1">
        <text:list-item>
          <text:p text:style-name="P4">You step off the <text:span text:style-name="T4">5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1"/>
      <text:p text:style-name="P1"/>
      <text:p text:style-name="P1"/>
      <text:list xml:id="list134039638452076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038409331710" text:continue-numbering="true" text:style-name="L1">
        <text:list-item>
          <text:p text:style-name="P5"><text:span text:style-name="T2">Ashley</text:span> drops a rock off of a bridge. <text:s/>It takes the rock 4.81 seconds to hit the ground. <text:s/>How tall is the bridge? <text:s/></text:p>
        </text:list-item>
      </text:list>
      <text:p text:style-name="P3"/>
      <text:p text:style-name="P1"/>
      <text:p text:style-name="P1"/>
      <text:list xml:id="list134038331672206" text:continue-numbering="true" text:style-name="L1">
        <text:list-item>
          <text:p text:style-name="P4">A monkey is on the ground. <text:s/>He jumps at a velocity of 10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1"/>
      <text:p text:style-name="P1"/>
      <text:p text:style-name="P1"/>
      <text:list xml:id="list134039624927959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1"/>
      <text:p text:style-name="P1"/>
      <text:p text:style-name="P1"/>
      <text:list xml:id="list134038921511692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1"/>
      <text:p text:style-name="P1"/>
      <text:p text:style-name="P1"/>
      <text:list xml:id="list134038072438927" text:continue-numbering="true" text:style-name="L1">
        <text:list-item>
          <text:p text:style-name="P4">A man stands on top of a building. <text:s/>He throws a rock at a speed of 25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1"/>
      <text:p text:style-name="P1"/>
      <text:p text:style-name="P1"/>
      <text:list xml:id="list134037992058950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1"/>
      <text:p text:style-name="P1"/>
      <text:p text:style-name="P1"/>
      <text:list xml:id="list134038547946195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1"/>
      <text:p text:style-name="P1"/>
      <text:p text:style-name="P1"/>
      <text:list xml:id="list134038851372795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1"/>
      <text:list xml:id="list134039206014798" text:continue-numbering="true" text:style-name="L1">
        <text:list-item>
          <text:p text:style-name="P4"><text:soft-page-break/>A volcano is 1,250 m taller than the surrounding land. <text:s/>During an eruption, a rock is shot out of the volcano directly up at a speed of 47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039558985745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038199599842" text:continue-numbering="true" text:style-name="L1">
        <text:list-item>
          <text:p text:style-name="P4">A baseball player hits a foul ball into the stands behind home plate. <text:s/>If the ball left his bat with a vertical velocity of 22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039422080801" text:continue-numbering="true" text:style-name="L1">
        <text:list-item>
          <text:list>
            <text:list-item>
              <text:p text:style-name="P4">If the stands are 4 meters higher than the baseball player, what is the amount of time it takes the baseball to land in the stands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34039452908840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0:37.90627580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912675680</meta:creation-date>
    <meta:editing-duration>PT3M29S</meta:editing-duration>
    <meta:editing-cycles>5</meta:editing-cycles>
    <meta:generator>LibreOffice/4.3.7.2$Linux_X86_64 LibreOffice_project/430$Build-2</meta:generator>
    <meta:initial-creator>Jonas Williamson</meta:initial-creator>
    <dc:date>2016-08-19T13:40:37.749980834</dc:date>
    <meta:document-statistic meta:table-count="0" meta:image-count="2" meta:object-count="0" meta:page-count="2" meta:paragraph-count="23" meta:word-count="375" meta:character-count="1827" meta:non-whitespace-character-count="1444"/>
  </office:meta>
</office:document-meta>
</file>